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266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5.46pt"/>
    </style:style>
    <style:style style:name="co13" style:family="table-column">
      <style:table-column-properties fo:break-before="auto" style:column-width="192.19pt"/>
    </style:style>
    <style:style style:name="co14" style:family="table-column">
      <style:table-column-properties fo:break-before="auto" style:column-width="27.75pt"/>
    </style:style>
    <style:style style:name="co15" style:family="table-column">
      <style:table-column-properties fo:break-before="auto" style:column-width="58.51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162.11pt"/>
    </style:style>
    <style:style style:name="co18" style:family="table-column">
      <style:table-column-properties fo:break-before="auto" style:column-width="53.26pt"/>
    </style:style>
    <style:style style:name="co19" style:family="table-column">
      <style:table-column-properties fo:break-before="auto" style:column-width="41.41pt"/>
    </style:style>
    <style:style style:name="co20" style:family="table-column">
      <style:table-column-properties fo:break-before="auto" style:column-width="34.89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19.5pt"/>
    </style:style>
    <style:style style:name="co36" style:family="table-column">
      <style:table-column-properties fo:break-before="auto" style:column-width="25.99pt"/>
    </style:style>
    <style:style style:name="co37" style:family="table-column">
      <style:table-column-properties fo:break-before="auto" style:column-width="28.4pt"/>
    </style:style>
    <style:style style:name="co38" style:family="table-column">
      <style:table-column-properties fo:break-before="auto" style:column-width="99.89pt"/>
    </style:style>
    <style:style style:name="co39" style:family="table-column">
      <style:table-column-properties fo:break-before="auto" style:column-width="42.24pt"/>
    </style:style>
    <style:style style:name="co40" style:family="table-column">
      <style:table-column-properties fo:break-before="auto" style:column-width="26.79pt"/>
    </style:style>
    <style:style style:name="co41" style:family="table-column">
      <style:table-column-properties fo:break-before="auto" style:column-width="40.59pt"/>
    </style:style>
    <style:style style:name="co42" style:family="table-column">
      <style:table-column-properties fo:break-before="auto" style:column-width="69pt"/>
    </style:style>
    <style:style style:name="co43" style:family="table-column">
      <style:table-column-properties fo:break-before="auto" style:column-width="54.4pt"/>
    </style:style>
    <style:style style:name="co44" style:family="table-column">
      <style:table-column-properties fo:break-before="auto" style:column-width="55.25pt"/>
    </style:style>
    <style:style style:name="co45" style:family="table-column">
      <style:table-column-properties fo:break-before="auto" style:column-width="92.61pt"/>
    </style:style>
    <style:style style:name="co46" style:family="table-column">
      <style:table-column-properties fo:break-before="auto" style:column-width="39pt"/>
    </style:style>
    <style:style style:name="co47" style:family="table-column">
      <style:table-column-properties fo:break-before="auto" style:column-width="13.8pt"/>
    </style:style>
    <style:style style:name="co48" style:family="table-column">
      <style:table-column-properties fo:break-before="auto" style:column-width="63.35pt"/>
    </style:style>
    <style:style style:name="co49" style:family="table-column">
      <style:table-column-properties fo:break-before="auto" style:column-width="131.61pt"/>
    </style:style>
    <style:style style:name="co50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02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68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6" style:family="text">
      <style:text-properties fo:color="#cc0000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171"/>
        <table:table-column table:style-name="co7" table:default-cell-style-name="ce36"/>
        <table:table-column table:style-name="co8" table:default-cell-style-name="ce182"/>
        <table:table-column table:style-name="co9" table:default-cell-style-name="ce191"/>
        <table:table-column table:style-name="co10" table:default-cell-style-name="ce46"/>
        <table:table-column table:style-name="co11" table:default-cell-style-name="Default"/>
        <table:table-column table:style-name="co11" table:number-columns-repeated="54" table:default-cell-style-name="ce12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163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2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0" office:value-type="string" calcext:value-type="string">
            <text:p>MA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65" office:value-type="string" calcext:value-type="string">
            <text:p>M..</text:p>
          </table:table-cell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165" office:value-type="string" calcext:value-type="string">
            <text:p>..AP..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65" office:value-type="string" calcext:value-type="string">
            <text:p>..S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65" office:value-type="string" calcext:value-type="string">
            <text:p>y</text:p>
          </table:table-cell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202" office:value-type="string" calcext:value-type="string">
            <text:p>junk1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&lt;junk1&gt; fields n# </text:span><text:span text:style-name="T4">(*v149:175 – v160+:181 – MAP:24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172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169" office:value-type="string" calcext:value-type="string">
            <text:p>y</text:p>
          </table:table-cell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6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 office:value-type="string" calcext:value-type="string">
            <text:p>city_data_ext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6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65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 office:value-type="string" calcext:value-type="string">
            <text:p>y</text:p>
          </table:table-cell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 office:value-type="string" calcext:value-type="string">
            <text:p>y</text:p>
          </table:table-cell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x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croll 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73"/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49" office:value-type="string" calcext:value-type="string">
            <text:p>y*!!</text:p>
          </table:table-cell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 office:value-type="string" calcext:value-type="string">
            <text:p>scenario_info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306" calcext:value-type="float">
            <text:p>130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Image ID (scenario thumbnail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Open play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 (“incarnation”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 office:value-type="string" calcext:value-type="string">
            <text:p><text:span text:style-name="T1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4" office:value-type="string" calcext:value-type="string">
            <text:p>u8</text:p>
          </table:table-cell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7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4 * 2-byte</text:p>
          </table:table-cell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i32</text:p>
          </table:table-cell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/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44" calcext:value-type="float">
            <text:p>19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948" calcext:value-type="float">
            <text:p>1948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/>
          <table:table-cell table:style-name="ce201" office:value-type="string" calcext:value-type="string">
            <text:p>Available monument 1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950" calcext:value-type="float">
            <text:p>195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/>
          <table:table-cell table:style-name="ce201" office:value-type="string" calcext:value-type="string">
            <text:p>Available monument 2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952" calcext:value-type="float">
            <text:p>1952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7"/>
          <table:table-cell table:style-name="ce183" office:value-type="string" calcext:value-type="string">
            <text:p>u16</text:p>
          </table:table-cell>
          <table:table-cell table:style-name="ce192"/>
          <table:table-cell table:style-name="ce201" office:value-type="string" calcext:value-type="string">
            <text:p>Available monument 3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7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 (5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/>
          <table:table-cell table:style-name="ce33" office:value-type="string" calcext:value-type="string">
            <text:p>junk2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 (9996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6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165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6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65"/>
          <table:table-cell table:style-name="ce39"/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9" office:value-type="string" calcext:value-type="string">
            <text:p>building_list_burning_total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Size of burning buildings (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65"/>
          <table:table-cell table:style-name="ce39" office:value-type="string" calcext:value-type="string">
            <text:p>scenario_starting_rank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16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6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16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165"/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168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6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73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6"/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6"/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168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6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68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73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176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68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68"/>
          <table:table-cell table:style-name="ce37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68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1">??? </text:span>(full of 00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73" office:value-type="string" calcext:value-type="string">
            <text:p>y</text:p>
          </table:table-cell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168" office:value-type="string" calcext:value-type="string">
            <text:p>y</text:p>
          </table:table-cell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139"/>
          <table:table-cell table:style-name="ce168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1">??? (full of 00) </text:span><text:span text:style-name="T4">(*13216 bytes before version 149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168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168" office:value-type="string" calcext:value-type="string">
            <text:p>y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73" office:value-type="string" calcext:value-type="string">
            <text:p>y</text:p>
          </table:table-cell>
          <table:table-cell table:style-name="ce164" office:value-type="string" calcext:value-type="string">
            <text:p>empire_map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5">(*15200 bytes before version 160</text:span><text:span text:style-name="T6">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73" office:value-type="string" calcext:value-type="string">
            <text:p>y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77" office:value-type="string" calcext:value-type="string">
            <text:p>y</text:p>
          </table:table-cell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68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68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73" office:value-type="string" calcext:value-type="string">
            <text:p>y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<text:span text:style-name="T1">Floodplain status/data </text:span><text:span text:style-name="T4">(*32 bytes before version 147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77"/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68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168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376" calcext:value-type="float">
            <text:p>376</text:p>
          </table:table-cell>
          <table:table-cell table:style-name="ce51" office:value-type="float" office:value="41" calcext:value-type="float">
            <text:p>41</text:p>
          </table:table-cell>
          <table:table-cell table:style-name="ce149"/>
          <table:table-cell table:style-name="ce173"/>
          <table:table-cell table:style-name="ce167" office:value-type="string" calcext:value-type="string">
            <text:p>tutorial_flags</text:p>
          </table:table-cell>
          <table:table-cell table:style-name="ce183"/>
          <table:table-cell table:style-name="ce192" office:value-type="string" calcext:value-type="string">
            <text:p><text:span text:style-name="T1">41 * </text:span>1-byte</text:p>
          </table:table-cell>
          <table:table-cell table:style-name="ce201" office:value-type="string" calcext:value-type="string">
            <text:p>Tutorial fla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77"/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168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73"/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1">1-byte </text:span><text:span text:style-name="T2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68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68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68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178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10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Building IDs" table:style-name="ta1">
        <table:table-column table:style-name="co1" table:default-cell-style-name="Default"/>
        <table:table-column table:style-name="co12" table:default-cell-style-name="ce61"/>
        <table:table-column table:style-name="co13" table:default-cell-style-name="ce6"/>
        <table:table-column table:style-name="co14" table:default-cell-style-name="ce61"/>
        <table:table-column table:style-name="co7" table:default-cell-style-name="ce6"/>
        <table:table-column table:style-name="co15" table:default-cell-style-name="ce86"/>
        <table:table-column table:style-name="co16" table:default-cell-style-name="ce103"/>
        <table:table-column table:style-name="co17" table:default-cell-style-name="ce111"/>
        <table:table-column table:style-name="co18" table:default-cell-style-name="ce119"/>
        <table:table-column table:style-name="co11" table:default-cell-style-name="Default"/>
        <table:table-column table:style-name="co11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7">957</text:span><text:span text:style-name="T8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7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7">793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7">74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7">75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6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7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7">76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2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3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7">76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8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9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7">77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7">77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7">78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7">787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88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7">789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0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7">791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2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7">1096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7">2381</text:span><text:span text:style-name="T8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7">1095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7">2377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7">1101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7">1100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7">2390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7">1071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7">1070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7">1072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7">2431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7">1087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9">1318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7">2297</text:span><text:span text:style-name="T8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1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1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7">1315</text:span><text:span text:style-name="T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1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7">1315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7">1319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1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1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1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1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1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6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1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1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7">2689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1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1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1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1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1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1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1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1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1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1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7">827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1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1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1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1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7">1341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7">1313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7">132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7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7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7">224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7">227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7">2255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7">2261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7">2267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7">227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7">2170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7">219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7">92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7">934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7">843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7">990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1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7">94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7">1028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7">91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7">95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7">1051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7">823 </text:span><text:span text:style-name="T8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7">816 </text:span><text:span text:style-name="T8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7">2741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7">2742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7">2743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7">2744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7">2745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1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7">928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7">123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7">2342</text:span><text:span text:style-name="T8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7">2323</text:span><text:span text:style-name="T8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1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7">856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7">87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7">887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1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1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1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7">839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7">794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1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7">2201</text:span><text:span text:style-name="T8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1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1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1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1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7">97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7">93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7">90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7">130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7">2406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7">92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7">93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7">93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s data" table:style-name="ta1">
        <table:table-column table:style-name="co1" table:default-cell-style-name="Default"/>
        <table:table-column table:style-name="co19" table:default-cell-style-name="ce73"/>
        <table:table-column table:style-name="co20" table:default-cell-style-name="ce6"/>
        <table:table-column table:style-name="co6" table:default-cell-style-name="ce6"/>
        <table:table-column table:style-name="co21" table:default-cell-style-name="ce138"/>
        <table:table-column table:style-name="co22" table:default-cell-style-name="ce11"/>
        <table:table-column table:style-name="co11" table:default-cell-style-name="Default"/>
        <table:table-column table:style-name="co11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1" table:default-cell-style-name="Default"/>
        <table:table-column table:style-name="co11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ps" table:style-name="ta1">
        <table:table-column table:style-name="co1" table:default-cell-style-name="Default"/>
        <table:table-column table:style-name="co35" table:default-cell-style-name="ce285"/>
        <table:table-column table:style-name="co36" table:default-cell-style-name="ce373"/>
        <table:table-column table:style-name="co37" table:default-cell-style-name="ce285"/>
        <table:table-column table:style-name="co38" table:default-cell-style-name="ce138"/>
        <table:table-column table:style-name="co39" table:default-cell-style-name="ce400"/>
        <table:table-column table:style-name="co40" table:number-columns-repeated="2" table:default-cell-style-name="ce400"/>
        <table:table-column table:style-name="co36" table:number-columns-repeated="2" table:default-cell-style-name="ce400"/>
        <table:table-column table:style-name="co41" table:default-cell-style-name="ce400"/>
        <table:table-column table:style-name="co2" table:default-cell-style-name="ce400"/>
        <table:table-column table:style-name="co20" table:number-columns-repeated="8" table:default-cell-style-name="ce287"/>
        <table:table-column table:style-name="co11" table:default-cell-style-name="Default"/>
        <table:table-column table:style-name="co11" table:number-columns-repeated="43" table:default-cell-style-name="ce12"/>
        <table:table-column table:style-name="co11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office:value-type="string" calcext:value-type="string">
            <text:p>vr.</text:p>
          </table:table-cell>
          <table:table-cell table:style-name="ce5" office:value-type="string" calcext:value-type="string">
            <text:p>?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3" office:value-type="float" office:value="-1" calcext:value-type="float">
            <text:p>-1</text:p>
          </table:table-cell>
          <table:table-cell table:style-name="ce393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style-name="ce401" office:value-type="float" office:value="-1" calcext:value-type="float">
            <text:p>-1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401" office:value-type="float" office:value="-1" calcext:value-type="float">
            <text:p>-1</text:p>
          </table:table-cell>
          <table:table-cell table:style-name="ce401"/>
          <table:table-cell table:style-name="ce401" office:value-type="string" calcext:value-type="string">
            <text:p>00</text:p>
          </table:table-cell>
          <table:table-cell table:style-name="ce380" office:value-type="string" calcext:value-type="string">
            <text:p>x</text:p>
          </table:table-cell>
          <table:table-cell table:style-name="ce380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-1" calcext:value-type="float">
            <text:p>-1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-1" calcext:value-type="float">
            <text:p>-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0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394" table:number-columns-repeated="2"/>
          <table:table-cell table:style-name="ce401" office:value-type="string" calcext:value-type="string">
            <text:p>01</text:p>
          </table:table-cell>
          <table:table-cell table:style-name="ce394"/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1</text:p>
          </table:table-cell>
          <table:table-cell table:style-name="ce402"/>
          <table:table-cell table:style-name="ce413" office:value-type="string" calcext:value-type="string">
            <text:p>00</text:p>
          </table:table-cell>
          <table:table-cell table:style-name="ce418" table:number-columns-repeated="3"/>
          <table:table-cell table:style-name="ce418" office:value-type="string" calcext:value-type="string">
            <text:p>x</text:p>
          </table:table-cell>
          <table:table-cell table:style-name="ce418" table:number-columns-repeated="2"/>
          <table:table-cell table:number-columns-repeated="2" table:style-name="ce418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3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3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2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5"/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table:number-columns-repeated="2"/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33 10</text:p>
          </table:table-cell>
          <table:table-cell table:style-name="ce394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36 12</text:p>
          </table:table-cell>
          <table:table-cell table:style-name="ce402" office:value-type="string" calcext:value-type="string">
            <text:p>02</text:p>
          </table:table-cell>
          <table:table-cell table:style-name="ce418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6 12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3C 14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395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3F 16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table:number-columns-repeated="2"/>
          <table:table-cell table:style-name="ce394" office:value-type="string" calcext:value-type="string">
            <text:p>06</text:p>
          </table:table-cell>
          <table:table-cell table:style-name="ce394" office:value-type="string" calcext:value-type="string">
            <text:p>42 18</text:p>
          </table:table-cell>
          <table:table-cell table:style-name="ce401" office:value-type="string" calcext:value-type="string">
            <text:p>02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45 1A</text:p>
          </table:table-cell>
          <table:table-cell table:style-name="ce39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4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string" calcext:value-type="string">
            <text:p>07</text:p>
          </table:table-cell>
          <table:table-cell table:style-name="ce403" office:value-type="string" calcext:value-type="string">
            <text:p>45 1A</text:p>
          </table:table-cell>
          <table:table-cell table:style-name="ce415" office:value-type="string" calcext:value-type="string">
            <text:p>00</text:p>
          </table:table-cell>
          <table:table-cell table:style-name="ce38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string" calcext:value-type="string">
            <text:p>07</text:p>
          </table:table-cell>
          <table:table-cell table:style-name="ce401" office:value-type="string" calcext:value-type="string">
            <text:p>45 1A</text:p>
          </table:table-cell>
          <table:table-cell table:style-name="ce416" office:value-type="string" calcext:value-type="string">
            <text:p>00</text:p>
          </table:table-cell>
          <table:table-cell table:style-name="ce380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string" calcext:value-type="string">
            <text:p>07</text:p>
          </table:table-cell>
          <table:table-cell table:style-name="ce395" office:value-type="string" calcext:value-type="string">
            <text:p>45 1A</text:p>
          </table:table-cell>
          <table:table-cell table:style-name="ce412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7"/>
          <table:table-cell table:style-name="ce468" table:number-columns-repeated="8"/>
          <table:table-cell table:number-columns-repeated="5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table:number-columns-repeated="2"/>
          <table:table-cell table:style-name="ce412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7"/>
          <table:table-cell table:style-name="ce286" table:number-columns-repeated="8"/>
          <table:table-cell table:number-columns-repeated="53"/>
        </table:table-row>
        <table:table-row table:style-name="ro1" table:number-rows-repeated="1048482">
          <table:table-cell table:number-columns-repeated="73"/>
        </table:table-row>
        <table:table-row table:style-name="ro1">
          <table:table-cell table:number-columns-repeated="73"/>
        </table:table-row>
      </table:table>
      <table:table table:name="Terrain" table:style-name="ta1">
        <table:table-column table:style-name="co1" table:default-cell-style-name="Default"/>
        <table:table-column table:style-name="co6" table:default-cell-style-name="ce73"/>
        <table:table-column table:style-name="co42" table:default-cell-style-name="ce138"/>
        <table:table-column table:style-name="co43" table:default-cell-style-name="ce138"/>
        <table:table-column table:style-name="co44" table:default-cell-style-name="ce138"/>
        <table:table-column table:style-name="co45" table:default-cell-style-name="ce287"/>
        <table:table-column table:style-name="co46" table:default-cell-style-name="ce287"/>
        <table:table-column table:style-name="co44" table:default-cell-style-name="ce287"/>
        <table:table-column table:style-name="co47" table:default-cell-style-name="Default"/>
        <table:table-column table:style-name="co48" table:default-cell-style-name="ce12"/>
        <table:table-column table:style-name="co49" table:default-cell-style-name="ce12"/>
        <table:table-column table:style-name="co48" table:default-cell-style-name="ce12"/>
        <table:table-column table:style-name="co50" table:default-cell-style-name="ce12"/>
        <table:table-column table:style-name="co11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00:29:3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4-19T04:18:59.129000000</dc:date>
    <meta:editing-duration>P109DT4H52M21S</meta:editing-duration>
    <meta:editing-cycles>714</meta:editing-cycles>
    <meta:generator>LibreOffice/6.4.3.2$Windows_X86_64 LibreOffice_project/747b5d0ebf89f41c860ec2a39efd7cb15b54f2d8</meta:generator>
    <meta:document-statistic meta:table-count="6" meta:cell-count="3549" meta:object-count="0"/>
  </office:meta>
</office:document-meta>
</file>